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Body">
      <style:text-properties fo:font-size="13pt" style:font-size-asian="13pt" style:font-size-complex="13pt"/>
    </style:style>
    <style:style style:name="P3" style:family="paragraph" style:parent-style-name="Body">
      <style:paragraph-properties fo:text-align="start" style:justify-single-word="false" style:writing-mode="lr-tb"/>
    </style:style>
    <style:style style:name="P4" style:family="paragraph" style:parent-style-name="Body" style:master-page-name="Standard">
      <style:paragraph-properties style:page-number="auto"/>
    </style:style>
    <style:style style:name="T1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2" style:family="text">
      <style:text-properties fo:font-size="13pt" fo:language="en" fo:country="US" fo:font-weight="normal" style:font-size-asian="13pt" style:font-weight-asian="normal" style:font-size-complex="13pt" style:font-weight-complex="normal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language="pt" fo:country="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UNWELL CANNABIS <text:s/>(</text:span><text:span text:style-name="T2"> I DON’T SEE THIS ON GOOGLE)</text:span></text:p>
      <text:p text:style-name="P1"/>
      <text:p text:style-name="Body"><text:span text:style-name="T4"><text:tab/>Legacy and Technology to feel better Naturally with Cannabis</text:span></text:p>
      <text:p text:style-name="Body"><text:span text:style-name="T4"><text:tab/>Innovation for Cultivation</text:span></text:p>
      <text:p text:style-name="Body"><text:span text:style-name="T4"><text:tab/>Innovation for Sustainability</text:span></text:p>
      <text:p text:style-name="Body"><text:span text:style-name="T4"><text:tab/>Practical Education for higher quality of life</text:span></text:p>
      <text:p text:style-name="P1"/>
      <text:p text:style-name="P1"/>
      <text:p text:style-name="Body"><text:span text:style-name="T1">Our Purpose</text:span></text:p>
      <text:p text:style-name="P3">Grow the best cannabis for medical applications under the most sustainable practices; environmentally and financially. <text:s/></text:p>
      <text:p text:style-name="P3">After decades of cultivating cannabis, practicing and teaching medicine &amp; wellness, innovating technology, practicing plant science and managing large scale development projects, here we are on a mission to help the world move forward to a better quality of life with cannabis. <text:s/></text:p>
      <text:p text:style-name="P2"/>
      <text:p text:style-name="P1"/>
      <text:p text:style-name="Body"><text:span text:style-name="T1">This is what our team brings to accomplish our goals.</text:span></text:p>
      <text:p text:style-name="P3"/>
      <text:p text:style-name="P3">Legacy: <text:s text:c="2"/>Bruce and Rick (TO BE DEVELOPED)</text:p>
      <text:p text:style-name="P3"/>
      <text:p text:style-name="P3">Medical participation: <text:s/>Bob <text:span text:style-name="T5">(TO BE DEVELOPED)</text:span></text:p>
      <text:p text:style-name="P3"/>
      <text:p text:style-name="P3">Technology and innovation: <text:s/>Rick and Bob <text:span text:style-name="T5">(TO BE DEVELOPED)</text:span></text:p>
      <text:p text:style-name="P3"/>
      <text:p text:style-name="P3">Plant science: <text:s/>Seth <text:span text:style-name="T5">(TO BE DEVELOPED)</text:span></text:p>
      <text:p text:style-name="P3"/>
      <text:p text:style-name="P3">Sustainability management: <text:s/>Matt <text:span text:style-name="T5">(TO BE DEVELOPED)</text:span></text:p>
      <text:p text:style-name="P3"/>
      <text:p text:style-name="P3">Education: <text:s/>Bob and Bruce <text:span text:style-name="T5">(TO BE DEVELOPED)</text:span></text:p>
      <text:p text:style-name="P3"/>
      <text:p text:style-name="P3"/>
      <text:p text:style-name="P3"/>
      <text:p text:style-name="Body"><text:span text:style-name="T1">Unique Problems to Solve</text:span></text:p>
      <text:p text:style-name="P3"/>
      <text:p text:style-name="P3"><text:tab/>Managing the most cost effective and sustainable methods to cultivate</text:p>
      <text:p text:style-name="P3"/>
      <text:p text:style-name="P3"><text:tab/>Cannabis cultivar (strain) development for medical applications</text:p>
      <text:p text:style-name="P3"/>
      <text:p text:style-name="P3"><text:tab/>Educating the public for safe, sane and effective use of cannabis for treatment</text:p>
      <text:p text:style-name="P3"/>
      <text:p text:style-name="P3"><text:tab/>Managing and Operating a successful and sustainable busin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text-autospace="ideograph-alpha" style:punctuation-wrap="hanging" style:line-break="strict" style:tab-stop-distance="0.5in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ody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6in" fo:margin-left="1in" fo:margin-right="1in" style:writing-mode="rl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0" meta:word-count="183" meta:character-count="1251" meta:non-whitespace-character-count="1068"/>
    <meta:generator>LibreOffice/5.0.2.2$Windows_x86 LibreOffice_project/37b43f919e4de5eeaca9b9755ed688758a8251fe</meta:generator>
  </office:meta>
</office:document-meta>
</file>